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a888" officeooo:paragraph-rsid="0008a888"/>
    </style:style>
    <style:style style:name="P2" style:family="paragraph" style:parent-style-name="Standard">
      <style:text-properties officeooo:rsid="0008a888" officeooo:paragraph-rsid="0010ad8f"/>
    </style:style>
    <style:style style:name="P3" style:family="paragraph" style:parent-style-name="Standard">
      <style:text-properties officeooo:rsid="0008a888" officeooo:paragraph-rsid="006008d1"/>
    </style:style>
    <style:style style:name="P4" style:family="paragraph" style:parent-style-name="Standard">
      <style:text-properties officeooo:rsid="000b3630" officeooo:paragraph-rsid="000b3630"/>
    </style:style>
    <style:style style:name="P5" style:family="paragraph" style:parent-style-name="Standard">
      <style:text-properties officeooo:rsid="000b3630" officeooo:paragraph-rsid="00199b92"/>
    </style:style>
    <style:style style:name="P6" style:family="paragraph" style:parent-style-name="Standard">
      <style:text-properties officeooo:rsid="000b3630" officeooo:paragraph-rsid="004cad8d"/>
    </style:style>
    <style:style style:name="P7" style:family="paragraph" style:parent-style-name="Standard">
      <style:text-properties officeooo:rsid="000b3630" officeooo:paragraph-rsid="00664a13"/>
    </style:style>
    <style:style style:name="P8" style:family="paragraph" style:parent-style-name="Standard">
      <style:text-properties officeooo:rsid="000eba55" officeooo:paragraph-rsid="000eba55"/>
    </style:style>
    <style:style style:name="P9" style:family="paragraph" style:parent-style-name="Standard">
      <style:text-properties fo:font-weight="bold" officeooo:rsid="0008a888" officeooo:paragraph-rsid="0008a888" style:font-weight-asian="bold" style:font-weight-complex="bold"/>
    </style:style>
    <style:style style:name="P10" style:family="paragraph" style:parent-style-name="Standard">
      <style:text-properties fo:font-weight="bold" officeooo:rsid="002ff9d4" officeooo:paragraph-rsid="0045e49b" style:font-weight-asian="bold" style:font-weight-complex="bold"/>
    </style:style>
    <style:style style:name="P11" style:family="paragraph" style:parent-style-name="Standard">
      <style:text-properties fo:font-weight="bold" officeooo:rsid="006008d1" officeooo:paragraph-rsid="006008d1" style:font-weight-asian="bold" style:font-weight-complex="bold"/>
    </style:style>
    <style:style style:name="P12" style:family="paragraph" style:parent-style-name="Standard">
      <style:text-properties fo:font-weight="bold" officeooo:rsid="0062a033" officeooo:paragraph-rsid="0062a033" style:font-weight-asian="bold" style:font-weight-complex="bold"/>
    </style:style>
    <style:style style:name="P13" style:family="paragraph" style:parent-style-name="Standard">
      <style:text-properties fo:color="#000000" officeooo:rsid="0015ed8b" officeooo:paragraph-rsid="00601b00"/>
    </style:style>
    <style:style style:name="P14" style:family="paragraph" style:parent-style-name="Standard">
      <style:text-properties fo:color="#000000" officeooo:rsid="000b3630" officeooo:paragraph-rsid="00655a52"/>
    </style:style>
    <style:style style:name="P15" style:family="paragraph" style:parent-style-name="Standard">
      <style:text-properties fo:color="#000000" officeooo:rsid="000b3630" officeooo:paragraph-rsid="004cad8d"/>
    </style:style>
    <style:style style:name="P16" style:family="paragraph" style:parent-style-name="Standard">
      <style:text-properties fo:color="#000000" officeooo:rsid="00655a52" officeooo:paragraph-rsid="00655a52"/>
    </style:style>
    <style:style style:name="P17" style:family="paragraph" style:parent-style-name="Standard">
      <style:text-properties fo:color="#000000" fo:font-weight="bold" officeooo:rsid="0075499b" officeooo:paragraph-rsid="0075499b" style:font-weight-asian="bold" style:font-weight-complex="bold"/>
    </style:style>
    <style:style style:name="P18" style:family="paragraph" style:parent-style-name="Standard">
      <loext:graphic-properties draw:fill="none" draw:fill-color="#ffff00" draw:opacity="100%" draw:fill-image-width="0cm" draw:fill-image-height="0cm"/>
      <style:paragraph-properties fo:background-color="transparent"/>
      <style:text-properties fo:color="#000000" officeooo:rsid="001433d3" officeooo:paragraph-rsid="00490414" fo:background-color="transparent"/>
    </style:style>
    <style:style style:name="P19" style:family="paragraph" style:parent-style-name="Standard">
      <style:text-properties fo:color="#000000" officeooo:rsid="007831ba" officeooo:paragraph-rsid="007831ba"/>
    </style:style>
    <style:style style:name="P20" style:family="paragraph" style:parent-style-name="Standard">
      <style:text-properties fo:color="#000000" officeooo:rsid="00720f9d" officeooo:paragraph-rsid="00720f9d"/>
    </style:style>
    <style:style style:name="P21" style:family="paragraph" style:parent-style-name="Standard">
      <style:text-properties fo:color="#000000" fo:font-style="normal" officeooo:rsid="007c0f8d" officeooo:paragraph-rsid="007c0f8d" style:font-style-asian="normal" style:font-style-complex="normal"/>
    </style:style>
    <style:style style:name="P22" style:family="paragraph" style:parent-style-name="Standard">
      <style:text-properties style:font-name="Liberation Serif" fo:font-size="12pt" officeooo:rsid="0018f251" officeooo:paragraph-rsid="004cad8d" style:font-size-asian="12pt" style:font-size-complex="12pt"/>
    </style:style>
    <style:style style:name="P23" style:family="paragraph" style:parent-style-name="Standard">
      <style:text-properties style:font-name="Liberation Serif" fo:font-style="italic" officeooo:rsid="0062a033" officeooo:paragraph-rsid="0062a033" style:font-style-asian="italic" style:font-style-complex="italic"/>
    </style:style>
    <style:style style:name="P24" style:family="paragraph" style:parent-style-name="Standard">
      <style:text-properties officeooo:rsid="001c15ef" officeooo:paragraph-rsid="001c15ef"/>
    </style:style>
    <style:style style:name="P25" style:family="paragraph" style:parent-style-name="Standard">
      <style:text-properties fo:font-variant="normal" fo:text-transform="none" fo:color="#222222" style:font-name="Liberation Serif" fo:font-size="12pt" fo:letter-spacing="normal" fo:font-style="normal" fo:font-weight="normal" officeooo:rsid="003f092c" officeooo:paragraph-rsid="004cad8d" style:font-size-asian="12pt" style:font-size-complex="12pt"/>
    </style:style>
    <style:style style:name="P26" style:family="paragraph" style:parent-style-name="Standard">
      <style:text-properties fo:font-variant="normal" fo:text-transform="none" fo:color="#222222" style:font-name="Liberation Serif" fo:font-size="12pt" fo:letter-spacing="normal" fo:font-style="normal" fo:font-weight="normal" officeooo:rsid="00367478" officeooo:paragraph-rsid="00655a52" style:font-size-asian="12pt" style:font-size-complex="12pt"/>
    </style:style>
    <style:style style:name="P27" style:family="paragraph" style:parent-style-name="Standard">
      <style:text-properties fo:font-variant="normal" fo:text-transform="none" fo:color="#222222" style:font-name="Liberation Serif" fo:font-size="12pt" fo:letter-spacing="normal" fo:font-style="normal" fo:font-weight="normal" officeooo:rsid="00367478" officeooo:paragraph-rsid="00720f9d" style:font-size-asian="12pt" style:font-size-complex="12pt"/>
    </style:style>
    <style:style style:name="P28" style:family="paragraph" style:parent-style-name="Standard">
      <style:text-properties fo:font-variant="normal" fo:text-transform="none" fo:color="#222222" style:font-name="Liberation Serif" fo:font-size="12pt" fo:letter-spacing="normal" fo:font-style="normal" fo:font-weight="normal" officeooo:rsid="00578060" officeooo:paragraph-rsid="006d4acf" style:font-size-asian="12pt" style:font-size-complex="12pt"/>
    </style:style>
    <style:style style:name="P29" style:family="paragraph" style:parent-style-name="Standard">
      <style:text-properties fo:font-variant="normal" fo:text-transform="none" fo:color="#222222" style:font-name="Liberation Serif" fo:font-size="12pt" fo:letter-spacing="normal" fo:font-style="normal" fo:font-weight="normal" officeooo:rsid="004ccf81" officeooo:paragraph-rsid="004ccf81" style:font-size-asian="12pt" style:font-size-complex="12pt"/>
    </style:style>
    <style:style style:name="P30" style:family="paragraph" style:parent-style-name="Standard">
      <style:text-properties fo:font-variant="normal" fo:text-transform="none" fo:color="#222222" style:font-name="Liberation Serif" fo:font-size="12pt" fo:letter-spacing="normal" fo:font-style="normal" fo:font-weight="normal" officeooo:rsid="007831ba" officeooo:paragraph-rsid="007831ba" style:font-size-asian="12pt" style:font-size-complex="12pt"/>
    </style:style>
    <style:style style:name="P31" style:family="paragraph" style:parent-style-name="Standard">
      <style:text-properties fo:font-variant="normal" fo:text-transform="none" fo:color="#222222" style:font-name="Liberation Serif" fo:font-size="12pt" fo:letter-spacing="normal" fo:font-style="normal" fo:font-weight="normal" officeooo:rsid="0079dd61" officeooo:paragraph-rsid="0079dd61" style:font-size-asian="12pt" style:font-size-complex="12pt"/>
    </style:style>
    <style:style style:name="P32" style:family="paragraph" style:parent-style-name="Standard">
      <style:text-properties fo:font-variant="normal" fo:text-transform="none" fo:color="#222222" style:font-name="Liberation Serif" fo:font-size="12pt" fo:letter-spacing="normal" fo:font-style="normal" fo:font-weight="normal" officeooo:rsid="004e6e2c" officeooo:paragraph-rsid="007831ba" style:font-size-asian="12pt" style:font-size-complex="12pt"/>
    </style:style>
    <style:style style:name="P33" style:family="paragraph" style:parent-style-name="Standard">
      <style:text-properties fo:font-variant="normal" fo:text-transform="none" fo:color="#222222" style:font-name="Liberation Serif" fo:font-size="12pt" fo:letter-spacing="normal" fo:font-style="normal" fo:font-weight="bold" officeooo:rsid="0021b1b9" officeooo:paragraph-rsid="00655a52" style:font-size-asian="12pt" style:font-size-complex="12pt"/>
    </style:style>
    <style:style style:name="P34" style:family="paragraph" style:parent-style-name="Standard">
      <style:text-properties officeooo:rsid="001fd9e5" officeooo:paragraph-rsid="001fd9e5"/>
    </style:style>
    <style:style style:name="P35" style:family="paragraph" style:parent-style-name="Standard">
      <style:text-properties officeooo:rsid="0024ab2e" officeooo:paragraph-rsid="0024ab2e"/>
    </style:style>
    <style:style style:name="P36" style:family="paragraph" style:parent-style-name="Standard">
      <style:text-properties officeooo:rsid="0026328f" officeooo:paragraph-rsid="0026328f"/>
    </style:style>
    <style:style style:name="P37" style:family="paragraph" style:parent-style-name="Standard">
      <style:text-properties officeooo:rsid="0026e16f" officeooo:paragraph-rsid="0026e16f"/>
    </style:style>
    <style:style style:name="P38" style:family="paragraph" style:parent-style-name="Standard">
      <style:text-properties officeooo:rsid="00292f7b" officeooo:paragraph-rsid="00292f7b"/>
    </style:style>
    <style:style style:name="P39" style:family="paragraph" style:parent-style-name="Standard">
      <style:text-properties officeooo:rsid="002e2f4b" officeooo:paragraph-rsid="002e2f4b"/>
    </style:style>
    <style:style style:name="P40" style:family="paragraph" style:parent-style-name="Standard">
      <style:text-properties officeooo:rsid="002f6afd" officeooo:paragraph-rsid="002f6afd"/>
    </style:style>
    <style:style style:name="P41" style:family="paragraph" style:parent-style-name="Standard">
      <style:text-properties officeooo:rsid="002ff9d4" officeooo:paragraph-rsid="0045e49b"/>
    </style:style>
    <style:style style:name="P42" style:family="paragraph" style:parent-style-name="Standard">
      <style:text-properties officeooo:rsid="0034e612" officeooo:paragraph-rsid="0034e612"/>
    </style:style>
    <style:style style:name="P43" style:family="paragraph" style:parent-style-name="Standard">
      <style:text-properties officeooo:rsid="00350063" officeooo:paragraph-rsid="00350063"/>
    </style:style>
    <style:style style:name="P44" style:family="paragraph" style:parent-style-name="Standard">
      <style:text-properties officeooo:rsid="00350063" officeooo:paragraph-rsid="006fa890"/>
    </style:style>
    <style:style style:name="P45" style:family="paragraph" style:parent-style-name="Standard">
      <style:text-properties officeooo:rsid="00375a35" officeooo:paragraph-rsid="00375a35"/>
    </style:style>
    <style:style style:name="P46" style:family="paragraph" style:parent-style-name="Standard">
      <style:text-properties officeooo:rsid="0038d18b" officeooo:paragraph-rsid="0038d18b"/>
    </style:style>
    <style:style style:name="P47" style:family="paragraph" style:parent-style-name="Standard">
      <style:text-properties officeooo:rsid="003171bc" officeooo:paragraph-rsid="0045e49b"/>
    </style:style>
    <style:style style:name="P48" style:family="paragraph" style:parent-style-name="Standard">
      <style:text-properties officeooo:rsid="004038a4" officeooo:paragraph-rsid="0045e49b"/>
    </style:style>
    <style:style style:name="P49" style:family="paragraph" style:parent-style-name="Standard">
      <style:text-properties officeooo:rsid="000a8b6e" officeooo:paragraph-rsid="000a8b6e"/>
    </style:style>
    <style:style style:name="P50" style:family="paragraph" style:parent-style-name="Standard">
      <style:text-properties officeooo:rsid="0045501e" officeooo:paragraph-rsid="0045501e"/>
    </style:style>
    <style:style style:name="P51" style:family="paragraph" style:parent-style-name="Standard">
      <style:text-properties officeooo:rsid="0045e49b" officeooo:paragraph-rsid="0045e49b"/>
    </style:style>
    <style:style style:name="P52" style:family="paragraph" style:parent-style-name="Standard">
      <style:text-properties officeooo:rsid="0045e49b" officeooo:paragraph-rsid="00664a13"/>
    </style:style>
    <style:style style:name="P53" style:family="paragraph" style:parent-style-name="Standard">
      <style:text-properties officeooo:rsid="0048307e" officeooo:paragraph-rsid="0048307e"/>
    </style:style>
    <style:style style:name="P54" style:family="paragraph" style:parent-style-name="Standard">
      <style:text-properties officeooo:rsid="00502dba" officeooo:paragraph-rsid="00502dba"/>
    </style:style>
    <style:style style:name="P55" style:family="paragraph" style:parent-style-name="Standard">
      <style:text-properties officeooo:rsid="00513c90" officeooo:paragraph-rsid="00513c90"/>
    </style:style>
    <style:style style:name="P56" style:family="paragraph" style:parent-style-name="Standard">
      <style:text-properties officeooo:rsid="0051b4d8" officeooo:paragraph-rsid="0051b4d8"/>
    </style:style>
    <style:style style:name="P57" style:family="paragraph" style:parent-style-name="Standard">
      <style:text-properties officeooo:rsid="00529db4" officeooo:paragraph-rsid="00529db4"/>
    </style:style>
    <style:style style:name="P58" style:family="paragraph" style:parent-style-name="Standard">
      <style:text-properties officeooo:rsid="0053dafa" officeooo:paragraph-rsid="0053dafa"/>
    </style:style>
    <style:style style:name="P59" style:family="paragraph" style:parent-style-name="Standard">
      <style:text-properties officeooo:rsid="00550169" officeooo:paragraph-rsid="00550169"/>
    </style:style>
    <style:style style:name="P60" style:family="paragraph" style:parent-style-name="Standard">
      <style:text-properties officeooo:rsid="00597061" officeooo:paragraph-rsid="00597061"/>
    </style:style>
    <style:style style:name="P61" style:family="paragraph" style:parent-style-name="Standard">
      <style:text-properties officeooo:rsid="005b3693" officeooo:paragraph-rsid="005b3693"/>
    </style:style>
    <style:style style:name="P62" style:family="paragraph" style:parent-style-name="Standard">
      <style:text-properties fo:font-weight="normal" officeooo:rsid="00426d57" officeooo:paragraph-rsid="0008a888" style:font-weight-asian="normal" style:font-weight-complex="normal"/>
    </style:style>
    <style:style style:name="P63" style:family="paragraph" style:parent-style-name="Standard">
      <style:text-properties fo:font-weight="normal" officeooo:rsid="00426d57" officeooo:paragraph-rsid="005e160a" style:font-weight-asian="normal" style:font-weight-complex="normal"/>
    </style:style>
    <style:style style:name="P64" style:family="paragraph" style:parent-style-name="Standard">
      <style:text-properties fo:font-weight="normal" officeooo:rsid="00426d57" officeooo:paragraph-rsid="005ec400" style:font-weight-asian="normal" style:font-weight-complex="normal"/>
    </style:style>
    <style:style style:name="P65" style:family="paragraph" style:parent-style-name="Standard">
      <style:text-properties fo:font-weight="normal" officeooo:rsid="00426d57" officeooo:paragraph-rsid="006008d1" style:font-weight-asian="normal" style:font-weight-complex="normal"/>
    </style:style>
    <style:style style:name="P66" style:family="paragraph" style:parent-style-name="Standard">
      <style:text-properties fo:font-weight="normal" officeooo:rsid="005ceb67" officeooo:paragraph-rsid="005ceb67" style:font-weight-asian="normal" style:font-weight-complex="normal"/>
    </style:style>
    <style:style style:name="P67" style:family="paragraph" style:parent-style-name="Standard">
      <style:text-properties fo:font-weight="normal" officeooo:rsid="005ceb67" officeooo:paragraph-rsid="005e160a" style:font-weight-asian="normal" style:font-weight-complex="normal"/>
    </style:style>
    <style:style style:name="P68" style:family="paragraph" style:parent-style-name="Standard">
      <style:text-properties fo:font-weight="normal" officeooo:rsid="005e160a" officeooo:paragraph-rsid="005e160a" style:font-weight-asian="normal" style:font-weight-complex="normal"/>
    </style:style>
    <style:style style:name="P69" style:family="paragraph" style:parent-style-name="Standard">
      <style:text-properties fo:font-weight="normal" officeooo:rsid="005ec400" officeooo:paragraph-rsid="005ec400" style:font-weight-asian="normal" style:font-weight-complex="normal"/>
    </style:style>
    <style:style style:name="P70" style:family="paragraph" style:parent-style-name="Standard">
      <style:text-properties fo:font-weight="normal" officeooo:rsid="006008d1" officeooo:paragraph-rsid="006008d1" style:font-weight-asian="normal" style:font-weight-complex="normal"/>
    </style:style>
    <style:style style:name="P71" style:family="paragraph" style:parent-style-name="Standard">
      <style:text-properties fo:font-weight="normal" officeooo:rsid="00617693" officeooo:paragraph-rsid="00617693" style:font-weight-asian="normal" style:font-weight-complex="normal"/>
    </style:style>
    <style:style style:name="P72" style:family="paragraph" style:parent-style-name="Standard">
      <style:text-properties fo:font-weight="normal" officeooo:rsid="007831ba" officeooo:paragraph-rsid="007831ba" style:font-weight-asian="normal" style:font-weight-complex="normal"/>
    </style:style>
    <style:style style:name="P73" style:family="paragraph" style:parent-style-name="Standard">
      <style:text-properties officeooo:rsid="006008d1" officeooo:paragraph-rsid="006008d1"/>
    </style:style>
    <style:style style:name="P74" style:family="paragraph" style:parent-style-name="Standard">
      <style:text-properties officeooo:rsid="00426d57" officeooo:paragraph-rsid="006008d1"/>
    </style:style>
    <style:style style:name="P75" style:family="paragraph" style:parent-style-name="Standard">
      <style:text-properties fo:font-style="normal" officeooo:rsid="000eba55" officeooo:paragraph-rsid="00601b00" style:font-style-asian="normal" style:font-style-complex="normal"/>
    </style:style>
    <style:style style:name="P76" style:family="paragraph" style:parent-style-name="Standard">
      <style:text-properties fo:font-style="normal" officeooo:rsid="006a5152" officeooo:paragraph-rsid="006fa890" style:font-style-asian="normal" style:font-style-complex="normal"/>
    </style:style>
    <style:style style:name="P77" style:family="paragraph" style:parent-style-name="Standard">
      <style:text-properties officeooo:rsid="00601b00" officeooo:paragraph-rsid="00601b00"/>
    </style:style>
    <style:style style:name="P78" style:family="paragraph" style:parent-style-name="Standard">
      <style:text-properties officeooo:rsid="00601b00" officeooo:paragraph-rsid="00578060"/>
    </style:style>
    <style:style style:name="P79" style:family="paragraph" style:parent-style-name="Standard">
      <style:text-properties officeooo:rsid="00578060" officeooo:paragraph-rsid="00578060"/>
    </style:style>
    <style:style style:name="P80" style:family="paragraph" style:parent-style-name="Standard">
      <style:text-properties fo:font-style="italic" officeooo:rsid="0062a033" officeooo:paragraph-rsid="0062a033" style:font-style-asian="italic" style:font-style-complex="italic"/>
    </style:style>
    <style:style style:name="P81" style:family="paragraph" style:parent-style-name="Standard">
      <style:text-properties fo:font-style="italic" officeooo:rsid="006b92db" officeooo:paragraph-rsid="006b92db" style:font-style-asian="italic" style:font-style-complex="italic"/>
    </style:style>
    <style:style style:name="P82" style:family="paragraph" style:parent-style-name="Standard">
      <style:text-properties fo:font-style="italic" officeooo:rsid="006d4acf" officeooo:paragraph-rsid="0034e612" style:font-style-asian="italic" style:font-style-complex="italic"/>
    </style:style>
    <style:style style:name="P83" style:family="paragraph" style:parent-style-name="Standard">
      <style:text-properties officeooo:rsid="0063f7f4" officeooo:paragraph-rsid="0063f7f4"/>
    </style:style>
    <style:style style:name="P84" style:family="paragraph" style:parent-style-name="Standard">
      <style:text-properties officeooo:rsid="00216169" officeooo:paragraph-rsid="004cad8d"/>
    </style:style>
    <style:style style:name="P85" style:family="paragraph" style:parent-style-name="Standard">
      <style:text-properties officeooo:rsid="006a5152" officeooo:paragraph-rsid="006a5152"/>
    </style:style>
    <style:style style:name="P86" style:family="paragraph" style:parent-style-name="Standard">
      <loext:graphic-properties draw:fill="none" draw:fill-color="#ffff00" draw:opacity="100%" draw:fill-image-width="0cm" draw:fill-image-height="0cm"/>
      <style:paragraph-properties fo:background-color="transparent"/>
      <style:text-properties officeooo:rsid="0032cebe" officeooo:paragraph-rsid="0032cebe" fo:background-color="transparent"/>
    </style:style>
    <style:style style:name="P87" style:family="paragraph" style:parent-style-name="Standard">
      <loext:graphic-properties draw:fill="none" draw:fill-image-width="0cm" draw:fill-image-height="0cm"/>
      <style:paragraph-properties fo:background-color="transparent"/>
      <style:text-properties officeooo:rsid="002f6afd" officeooo:paragraph-rsid="00199b92" fo:background-color="transparent"/>
    </style:style>
    <style:style style:name="P88" style:family="paragraph" style:parent-style-name="Standard">
      <loext:graphic-properties draw:fill="none" draw:fill-image-width="0cm" draw:fill-image-height="0cm"/>
      <style:paragraph-properties fo:background-color="transparent"/>
      <style:text-properties officeooo:rsid="00192537" officeooo:paragraph-rsid="0045e49b"/>
    </style:style>
    <style:style style:name="P89" style:family="paragraph" style:parent-style-name="Standard">
      <style:text-properties officeooo:rsid="007b4195" officeooo:paragraph-rsid="007b4195"/>
    </style:style>
    <style:style style:name="P90" style:family="paragraph" style:parent-style-name="Standard">
      <style:text-properties fo:color="#ff0000" fo:font-weight="normal" officeooo:rsid="00655a52" officeooo:paragraph-rsid="0063f7f4" style:font-weight-asian="normal" style:font-weight-complex="normal"/>
    </style:style>
    <style:style style:name="T1" style:family="text">
      <style:text-properties fo:font-variant="normal" fo:text-transform="none" fo:color="#222222" style:font-name="Liberation Serif" fo:font-size="12pt" fo:letter-spacing="normal" fo:font-style="normal" fo:font-weight="normal" officeooo:rsid="002c825e"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63f7f4" style:font-size-asian="12pt" style:font-size-complex="12pt"/>
    </style:style>
    <style:style style:name="T3" style:family="text">
      <style:text-properties fo:font-variant="normal" fo:text-transform="none" fo:color="#222222" style:font-name="Liberation Serif" fo:font-size="12pt" fo:letter-spacing="normal" fo:font-style="normal" fo:font-weight="normal" officeooo:rsid="007831ba" style:font-size-asian="12pt" style:font-size-complex="12pt"/>
    </style:style>
    <style:style style:name="T4" style:family="text">
      <style:text-properties fo:font-variant="normal" fo:text-transform="none" fo:color="#222222" style:font-name="Liberation Serif" fo:font-size="12pt" fo:letter-spacing="normal" fo:font-style="italic" fo:font-weight="normal" officeooo:rsid="002c825e" style:font-size-asian="12pt" style:font-style-asian="italic" style:font-size-complex="12pt" style:font-style-complex="italic"/>
    </style:style>
    <style:style style:name="T5" style:family="text">
      <style:text-properties fo:font-variant="normal" fo:text-transform="none" fo:color="#222222" style:font-name="Liberation Serif" fo:font-size="12pt" fo:letter-spacing="normal" fo:font-style="italic" fo:font-weight="normal" officeooo:rsid="002d147f" style:font-size-asian="12pt" style:font-style-asian="italic" style:font-size-complex="12pt" style:font-style-complex="italic"/>
    </style:style>
    <style:style style:name="T6" style:family="text">
      <style:text-properties fo:font-variant="normal" fo:text-transform="none" fo:color="#222222" fo:letter-spacing="normal" fo:font-style="normal" fo:font-weight="normal"/>
    </style:style>
    <style:style style:name="T7" style:family="text">
      <style:text-properties fo:font-variant="normal" fo:text-transform="none" fo:color="#222222" fo:letter-spacing="normal" fo:font-style="normal" fo:font-weight="normal" officeooo:rsid="00655a52"/>
    </style:style>
    <style:style style:name="T8" style:family="text">
      <style:text-properties fo:font-variant="normal" fo:text-transform="none" fo:color="#222222" fo:letter-spacing="normal" fo:font-style="normal" fo:font-weight="normal" officeooo:rsid="006a5152"/>
    </style:style>
    <style:style style:name="T9" style:family="text">
      <style:text-properties fo:font-variant="normal" fo:text-transform="none" fo:color="#222222" fo:letter-spacing="normal" fo:font-style="normal" fo:font-weight="bold" style:font-weight-asian="bold" style:font-weight-complex="bold"/>
    </style:style>
    <style:style style:name="T10" style:family="text">
      <style:text-properties fo:font-variant="normal" fo:text-transform="none" fo:color="#222222" fo:letter-spacing="normal" fo:font-style="normal" fo:font-weight="bold" officeooo:rsid="000a8b6e" style:font-weight-asian="bold" style:font-weight-complex="bold"/>
    </style:style>
    <style:style style:name="T11" style:family="text">
      <style:text-properties fo:font-variant="normal" fo:text-transform="none" fo:color="#222222" style:font-name="Cantarell" fo:font-size="12pt" fo:letter-spacing="normal" fo:font-style="normal" fo:font-weight="normal" officeooo:rsid="0063f7f4" style:font-size-asian="12pt" style:font-size-complex="12pt"/>
    </style:style>
    <style:style style:name="T12" style:family="text">
      <style:text-properties fo:font-variant="normal" fo:text-transform="none" fo:color="#222222" style:font-name="Cantarell" fo:letter-spacing="normal" fo:font-style="normal" fo:font-weight="normal"/>
    </style:style>
    <style:style style:name="T13" style:family="text">
      <style:text-properties fo:font-variant="normal" fo:text-transform="none" style:font-name="Liberation Serif" fo:font-size="12pt" fo:letter-spacing="normal" fo:font-style="normal" fo:font-weight="normal" style:font-size-asian="12pt" style:font-size-complex="12pt"/>
    </style:style>
    <style:style style:name="T14" style:family="text">
      <style:text-properties fo:font-variant="normal" fo:text-transform="none" style:font-name="Liberation Serif" fo:font-size="12pt" fo:letter-spacing="normal" fo:font-style="normal" fo:font-weight="normal" officeooo:rsid="000a8b6e" style:font-size-asian="12pt" style:font-size-complex="12pt"/>
    </style:style>
    <style:style style:name="T15" style:family="text">
      <style:text-properties fo:font-variant="normal" fo:text-transform="none" style:font-name="Liberation Serif" fo:font-size="12pt" fo:letter-spacing="normal" fo:font-style="normal" fo:font-weight="normal" officeooo:rsid="00655a52" style:font-size-asian="12pt" style:font-size-complex="12pt"/>
    </style:style>
    <style:style style:name="T16" style:family="text">
      <style:text-properties officeooo:rsid="0010ad8f"/>
    </style:style>
    <style:style style:name="T17" style:family="text">
      <style:text-properties fo:font-weight="bold" style:font-weight-asian="bold" style:font-weight-complex="bold"/>
    </style:style>
    <style:style style:name="T18" style:family="text">
      <style:text-properties fo:font-weight="bold" officeooo:rsid="006008d1" style:font-weight-asian="bold" style:font-weight-complex="bold"/>
    </style:style>
    <style:style style:name="T19" style:family="text">
      <style:text-properties fo:font-weight="bold" officeooo:rsid="00490414" style:font-weight-asian="bold" style:font-weight-complex="bold"/>
    </style:style>
    <style:style style:name="T20" style:family="text">
      <style:text-properties fo:font-weight="bold" officeooo:rsid="00342387" style:font-weight-asian="bold" style:font-weight-complex="bold"/>
    </style:style>
    <style:style style:name="T21" style:family="text">
      <style:text-properties officeooo:rsid="00126967"/>
    </style:style>
    <style:style style:name="T22" style:family="text">
      <style:text-properties style:font-name="Liberation Serif" fo:font-size="12pt" style:font-size-asian="12pt" style:font-size-complex="12pt"/>
    </style:style>
    <style:style style:name="T23" style:family="text">
      <style:text-properties style:font-name="Liberation Serif" officeooo:rsid="0077f288"/>
    </style:style>
    <style:style style:name="T24" style:family="text">
      <style:text-properties officeooo:rsid="00192537"/>
    </style:style>
    <style:style style:name="T25" style:family="text">
      <style:text-properties fo:font-style="italic" style:font-style-asian="italic" style:font-style-complex="italic"/>
    </style:style>
    <style:style style:name="T26" style:family="text">
      <style:text-properties fo:font-style="italic" officeooo:rsid="00192537" style:font-style-asian="italic" style:font-style-complex="italic"/>
    </style:style>
    <style:style style:name="T27" style:family="text">
      <style:text-properties fo:font-style="italic" officeooo:rsid="00490414" style:font-style-asian="italic" style:font-style-complex="italic"/>
    </style:style>
    <style:style style:name="T28" style:family="text">
      <style:text-properties fo:font-style="italic" officeooo:rsid="00601b00" style:font-style-asian="italic" style:font-style-complex="italic"/>
    </style:style>
    <style:style style:name="T29" style:family="text">
      <style:text-properties fo:font-style="italic" officeooo:rsid="0062a033" style:font-style-asian="italic" style:font-style-complex="italic"/>
    </style:style>
    <style:style style:name="T30" style:family="text">
      <style:text-properties fo:font-style="italic" officeooo:rsid="0063f7f4" style:font-style-asian="italic" style:font-style-complex="italic"/>
    </style:style>
    <style:style style:name="T31" style:family="text">
      <style:text-properties fo:font-style="italic" officeooo:rsid="00664a13" style:font-style-asian="italic" style:font-style-complex="italic"/>
    </style:style>
    <style:style style:name="T32" style:family="text">
      <style:text-properties fo:font-style="italic" officeooo:rsid="003171bc" style:font-style-asian="italic" style:font-style-complex="italic"/>
    </style:style>
    <style:style style:name="T33" style:family="text">
      <style:text-properties fo:font-style="italic" officeooo:rsid="00342387" style:font-style-asian="italic" style:font-style-complex="italic"/>
    </style:style>
    <style:style style:name="T34" style:family="text">
      <style:text-properties fo:font-style="italic" officeooo:rsid="006b92db" style:font-style-asian="italic" style:font-style-complex="italic"/>
    </style:style>
    <style:style style:name="T35" style:family="text">
      <style:text-properties fo:font-style="italic" officeooo:rsid="00502dba" style:font-style-asian="italic" style:font-style-complex="italic"/>
    </style:style>
    <style:style style:name="T36" style:family="text">
      <style:text-properties fo:font-style="italic" officeooo:rsid="002aa6b4" style:font-style-asian="italic" style:font-style-complex="italic"/>
    </style:style>
    <style:style style:name="T37" style:family="text">
      <style:text-properties fo:font-style="italic" officeooo:rsid="006d4acf" style:font-style-asian="italic" style:font-style-complex="italic"/>
    </style:style>
    <style:style style:name="T38" style:family="text">
      <style:text-properties fo:font-style="italic" officeooo:rsid="006fa890" style:font-style-asian="italic" style:font-style-complex="italic"/>
    </style:style>
    <style:style style:name="T39" style:family="text">
      <style:text-properties fo:font-style="italic" officeooo:rsid="007831ba" style:font-style-asian="italic" style:font-style-complex="italic"/>
    </style:style>
    <style:style style:name="T40" style:family="text">
      <style:text-properties fo:font-style="italic" officeooo:rsid="007acdd6"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3171bc" style:font-style-asian="italic" style:font-weight-asian="bold" style:font-style-complex="italic" style:font-weight-complex="bold"/>
    </style:style>
    <style:style style:name="T43" style:family="text">
      <style:text-properties fo:font-style="italic" fo:font-weight="bold" officeooo:rsid="00342387" style:font-style-asian="italic" style:font-weight-asian="bold" style:font-style-complex="italic" style:font-weight-complex="bold"/>
    </style:style>
    <style:style style:name="T44" style:family="text">
      <style:text-properties fo:font-style="italic" fo:font-weight="bold" officeooo:rsid="006b92db" style:font-style-asian="italic" style:font-weight-asian="bold" style:font-style-complex="italic" style:font-weight-complex="bold"/>
    </style:style>
    <style:style style:name="T45" style:family="text">
      <style:text-properties fo:font-style="italic" fo:font-weight="bold" officeooo:rsid="0075499b" style:font-style-asian="italic" style:font-weight-asian="bold" style:font-style-complex="italic" style:font-weight-complex="bold"/>
    </style:style>
    <style:style style:name="T46" style:family="text">
      <style:text-properties fo:font-style="italic" fo:font-weight="normal" officeooo:rsid="0075499b" style:font-style-asian="italic" style:font-weight-asian="normal" style:font-style-complex="italic" style:font-weight-complex="normal"/>
    </style:style>
    <style:style style:name="T47" style:family="text">
      <style:text-properties fo:font-style="italic" officeooo:rsid="0045e49b" fo:background-color="transparent" loext:char-shading-value="0" style:font-style-asian="italic" style:font-style-complex="italic"/>
    </style:style>
    <style:style style:name="T48" style:family="text">
      <style:text-properties officeooo:rsid="002aa6b4"/>
    </style:style>
    <style:style style:name="T49" style:family="text">
      <style:text-properties officeooo:rsid="003171bc"/>
    </style:style>
    <style:style style:name="T50" style:family="text">
      <style:text-properties officeooo:rsid="00342387"/>
    </style:style>
    <style:style style:name="T51" style:family="text">
      <style:text-properties officeooo:rsid="0043fa21"/>
    </style:style>
    <style:style style:name="T52" style:family="text">
      <style:text-properties fo:font-style="normal" style:font-style-asian="normal" style:font-style-complex="normal"/>
    </style:style>
    <style:style style:name="T53" style:family="text">
      <style:text-properties fo:font-style="normal" officeooo:rsid="0063f7f4" style:font-style-asian="normal" style:font-style-complex="normal"/>
    </style:style>
    <style:style style:name="T54" style:family="text">
      <style:text-properties fo:font-style="normal" officeooo:rsid="006a5152" style:font-style-asian="normal" style:font-style-complex="normal"/>
    </style:style>
    <style:style style:name="T55" style:family="text">
      <style:text-properties fo:font-style="normal" officeooo:rsid="003171bc" style:font-style-asian="normal" style:font-style-complex="normal"/>
    </style:style>
    <style:style style:name="T56" style:family="text">
      <style:text-properties fo:font-style="normal" officeooo:rsid="0077f288" style:font-style-asian="normal" style:font-style-complex="normal"/>
    </style:style>
    <style:style style:name="T57" style:family="text">
      <style:text-properties fo:font-style="normal" officeooo:rsid="007831ba"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officeooo:rsid="0045e49b"/>
    </style:style>
    <style:style style:name="T60" style:family="text">
      <style:text-properties officeooo:rsid="00490414"/>
    </style:style>
    <style:style style:name="T61" style:family="text">
      <style:text-properties style:font-name="Cantarell"/>
    </style:style>
    <style:style style:name="T62" style:family="text">
      <style:text-properties style:font-name="Cantarell" officeooo:rsid="004cad8d"/>
    </style:style>
    <style:style style:name="T63" style:family="text">
      <style:text-properties style:font-name="Cantarell" officeooo:rsid="00126967"/>
    </style:style>
    <style:style style:name="T64" style:family="text">
      <style:text-properties style:font-name="Cantarell" fo:font-style="normal" style:font-style-asian="normal" style:font-style-complex="normal"/>
    </style:style>
    <style:style style:name="T65" style:family="text">
      <style:text-properties style:font-name="Cantarell" fo:font-style="normal" officeooo:rsid="0077f288" style:font-style-asian="normal" style:font-style-complex="normal"/>
    </style:style>
    <style:style style:name="T66" style:family="text">
      <style:text-properties style:font-name="Cantarell" fo:font-style="normal" fo:font-weight="normal" officeooo:rsid="0077f288" style:font-style-asian="normal" style:font-weight-asian="normal" style:font-style-complex="normal" style:font-weight-complex="normal"/>
    </style:style>
    <style:style style:name="T67" style:family="text">
      <style:text-properties style:font-name="Cantarell" fo:font-weight="normal"/>
    </style:style>
    <style:style style:name="T68" style:family="text">
      <style:text-properties style:font-name="Cantarell" fo:font-style="italic" style:font-style-asian="italic" style:font-style-complex="italic"/>
    </style:style>
    <style:style style:name="T69" style:family="text">
      <style:text-properties style:font-name="Cantarell" officeooo:rsid="00664a13"/>
    </style:style>
    <style:style style:name="T70" style:family="text">
      <style:text-properties style:font-name="Cantarell" officeooo:rsid="00192537"/>
    </style:style>
    <style:style style:name="T71" style:family="text">
      <style:text-properties style:font-name="Cantarell" style:font-style-asian="normal" style:font-style-complex="normal"/>
    </style:style>
    <style:style style:name="T72" style:family="text">
      <style:text-properties style:font-name="Cantarell" officeooo:rsid="0077f288"/>
    </style:style>
    <style:style style:name="T73" style:family="text">
      <style:text-properties style:font-name="Cantarell" officeooo:rsid="0043fa21"/>
    </style:style>
    <style:style style:name="T74" style:family="text">
      <style:text-properties style:font-name="Cantarell" fo:font-weight="bold" style:font-weight-asian="bold" style:font-weight-complex="bold"/>
    </style:style>
    <style:style style:name="T75" style:family="text">
      <style:text-properties officeooo:rsid="004f9369"/>
    </style:style>
    <style:style style:name="T76" style:family="text">
      <style:text-properties officeooo:rsid="00502dba"/>
    </style:style>
    <style:style style:name="T77" style:family="text">
      <style:text-properties officeooo:rsid="005e160a"/>
    </style:style>
    <style:style style:name="T78" style:family="text">
      <style:text-properties fo:font-weight="normal"/>
    </style:style>
    <style:style style:name="T79" style:family="text">
      <style:text-properties fo:font-weight="normal" officeooo:rsid="006008d1" style:font-weight-asian="normal" style:font-weight-complex="normal"/>
    </style:style>
    <style:style style:name="T80" style:family="text">
      <style:text-properties fo:font-weight="normal" officeooo:rsid="00655a52"/>
    </style:style>
    <style:style style:name="T81" style:family="text">
      <style:text-properties officeooo:rsid="005ec400"/>
    </style:style>
    <style:style style:name="T82" style:family="text">
      <style:text-properties fo:color="#000000" officeooo:rsid="006008d1"/>
    </style:style>
    <style:style style:name="T83" style:family="text">
      <style:text-properties fo:color="#000000" fo:font-style="italic" officeooo:rsid="006008d1" style:font-style-asian="italic" style:font-style-complex="italic"/>
    </style:style>
    <style:style style:name="T84" style:family="text">
      <style:text-properties fo:color="#000000" officeooo:rsid="00601b00"/>
    </style:style>
    <style:style style:name="T85" style:family="text">
      <style:text-properties fo:color="#000000" officeooo:rsid="0077f288"/>
    </style:style>
    <style:style style:name="T86" style:family="text">
      <style:text-properties officeooo:rsid="00601b00"/>
    </style:style>
    <style:style style:name="T87" style:family="text">
      <style:text-properties officeooo:rsid="004cad8d"/>
    </style:style>
    <style:style style:name="T88" style:family="text">
      <style:text-properties officeooo:rsid="0062a033"/>
    </style:style>
    <style:style style:name="T89" style:family="text">
      <style:text-properties officeooo:rsid="0063f7f4"/>
    </style:style>
    <style:style style:name="T90" style:family="text">
      <style:text-properties officeooo:rsid="00655a52"/>
    </style:style>
    <style:style style:name="T91" style:family="text">
      <style:text-properties style:font-weight-asian="bold" style:font-weight-complex="bold"/>
    </style:style>
    <style:style style:name="T92" style:family="text">
      <style:text-properties officeooo:rsid="004ff3c7" style:font-weight-asian="bold" style:font-weight-complex="bold"/>
    </style:style>
    <style:style style:name="T93" style:family="text">
      <style:text-properties style:font-style-asian="normal" style:font-style-complex="normal"/>
    </style:style>
    <style:style style:name="T94" style:family="text">
      <style:text-properties officeooo:rsid="00664a13"/>
    </style:style>
    <style:style style:name="T95" style:family="text">
      <style:text-properties officeooo:rsid="006b92db"/>
    </style:style>
    <style:style style:name="T96" style:family="text">
      <style:text-properties officeooo:rsid="006c1006"/>
    </style:style>
    <style:style style:name="T97" style:family="text">
      <style:text-properties officeooo:rsid="006c6b72"/>
    </style:style>
    <style:style style:name="T98" style:family="text">
      <style:text-properties officeooo:rsid="006d4acf"/>
    </style:style>
    <style:style style:name="T99" style:family="text">
      <style:text-properties officeooo:rsid="006fa890"/>
    </style:style>
    <style:style style:name="T100" style:family="text">
      <style:text-properties officeooo:rsid="0075499b"/>
    </style:style>
    <style:style style:name="T101" style:family="text">
      <style:text-properties officeooo:rsid="0077f288"/>
    </style:style>
    <style:style style:name="T102" style:family="text">
      <style:text-properties officeooo:rsid="007831ba"/>
    </style:style>
    <style:style style:name="T103" style:family="text">
      <style:text-properties officeooo:rsid="0079dd61"/>
    </style:style>
    <style:style style:name="T104" style:family="text">
      <style:text-properties fo:background-color="transparent" loext:char-shading-value="0"/>
    </style:style>
    <style:style style:name="T105" style:family="text">
      <style:text-properties officeooo:rsid="0045e49b" fo:background-color="transparent" loext:char-shading-value="0"/>
    </style:style>
    <style:style style:name="T106" style:family="text">
      <style:text-properties officeooo:rsid="007acdd6"/>
    </style:style>
    <style:style style:name="T107" style:family="text">
      <style:text-properties officeooo:rsid="007d71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D2 käsitsi kontrollimine</text:p>
      <text:p text:style-name="P62"/>
      <text:p text:style-name="P66"><text:span text:style-name="T17">Taust.</text:span> On olemas sõltuvussüntaktiliselt märgendatud korpus: Eesti keele sõltuvuspuude pank (https://github.com/EstSyntax/EDT)</text:p>
      <text:p text:style-name="P67">Ja on olemas <text:span text:style-name="T77">Universal Dependencies - </text:span><text:a xlink:type="simple" xlink:href="http://universaldependencies.org/" text:style-name="Internet_20_link" text:visited-style-name="Visited_20_Internet_20_Link"><text:span text:style-name="T77">http://universaldependencies.org/</text:span></text:a><text:span text:style-name="T77"> - </text:span>aktiivselt arendatav keelest sõltumatu s<text:span text:style-name="T77">õ</text:span>ltuvussüntaktiline märgendusskeem ja selle järgi märgendatud sõltuvuspuude pangad <text:span text:style-name="T77">rohkem kui 40 keeles. Aktiivselt arendatav tähendab mh ka seda, et märgenduse põhimõtted ja märgendite repertuaar on pidevas muutumises.</text:span></text:p>
      <text:p text:style-name="P67">Eesti keele puudepanka on teisendatud UD 1.0 kujule ja UD 1.3 kujule ja ... ja UD 2.0 kujule ja õpuks on ta jõudnud kujule UD 2.1. <text:span text:style-name="T77">Kuna suur osa teisendusi on tehtud automaatselt, siis on muidugi sisse tulnud vigu, st teatud keelendid tuleb käsitsi üle kontrollida. Lisaks tuleb UD 2.1. järgi märgendada ja eristada osa keelendeid nii, et seda automaatselt teha ei saagi ning need eristused tuleb teha käsitsi.</text:span></text:p>
      <text:p text:style-name="P67"/>
      <text:p text:style-name="P68"><text:span text:style-name="T101">Sellel j</text:span>uhendil on kaks osa: tehniline ja sisuline pool. </text:p>
      <text:p text:style-name="P65"><text:span text:style-name="T17">Tehniline.</text:span> </text:p>
      <text:p text:style-name="P65"><text:span text:style-name="T107">Kasutame</text:span> tarkvara Annotatrix <text:span text:style-name="T81">https://github.com/jonorthwash/ud-annotatrix</text:span></text:p>
      <text:p text:style-name="P63">Pluss: visualiseerib <text:span text:style-name="T77">ja esitab lause puu ning tekstilise kuju paralleelselt.</text:span> Saab parandada tekstilist kuju <text:s/><text:span text:style-name="T77">ning tulemus on puus kohe näha. </text:span><text:s/><text:span text:style-name="T77">Tarkvarana on ta „toores”, tarkvara loojad tahavad vigade ja puuduste kohta tagasisidet saada.</text:span></text:p>
      <text:p text:style-name="P69">Selle juhendi kirjutamise ajal olid ka „sissetulevad” ja „väljaminevad” kaared halvasti eristatud, aga selle lubasid tarkvara autorid lähiajal ära parandada.</text:p>
      <text:p text:style-name="P64">Miinus <text:span text:style-name="T77">on ka see, et</text:span> ei saa <text:span text:style-name="T101">failis </text:span>otsida. Nii et ilmselt tuleb otsida mingis <text:span text:style-name="T77">tekstiredaktoris, vaadata sealt lause nr</text:span> ja siis parandada Annotatrixis. <text:span text:style-name="T81">Kogemuse tekkimisel ilmselt õnnestub väikese ulatusega nähtusi parandada ka ainult tekstiredaktoriga, saab rutem. Kindlasti on Annotatrix vajalik siis, kui tuleb muuta lausepuud, nt kui koopulalause märgendamisel määratakse lausele uus juurtipp.</text:span></text:p>
      <text:p text:style-name="P71">Ristuvaid kaari (jah, need said EDT-s parandatud, aga teisendamised tekitasid uued) tuvastab programm ~/svnkrpsoft/trunk/kasitoo/syntax/kaared_risti.py</text:p>
      <text:p text:style-name="P71">Ristumised võivad olla paratamatud, aga võivad aidata ka tuvastada märgenduse vigu. Sageli läheb risti mõne kirjavahemärgi kaar, see tuleb alati ümber sättida nii, et ristumist ei tuleks.</text:p>
      <text:p text:style-name="P71"><text:span text:style-name="T101">Programmi kaared_risti.py t</text:span>ulemuse saab lasta tekstifaili, parandatud ristumised tekstifailist kustutada. Kui nüüd allesjäänud, paratamatuid ristumisi sisaldav fail anda programmile ette lipuga -e, siis ta jätab need read väljundisse kirjutamata. <text:span text:style-name="T97">Juhul, kui ristuvate kaarte info suunata faili, siis ekraanile väljastab programm ikkagi muud veateated (puuduv tabulaator reas, puuduv reanumber jne).</text:span></text:p>
      <text:p text:style-name="P71"/>
      <text:p text:style-name="P11">Sisuline.</text:p>
      <text:p text:style-name="P70">UD märgendisüsteemi kirjeldus on siin: <text:a xlink:type="simple" xlink:href="http://universaldependencies.org/guidelines.html" text:style-name="Internet_20_link" text:visited-style-name="Visited_20_Internet_20_Link">http://universaldependencies.org/guidelines.html</text:a> </text:p>
      <text:p text:style-name="P70">Kontrollida tuleb:</text:p>
      <text:p text:style-name="P9">ManualCheck=Yes</text:p>
      <text:p text:style-name="P8"><text:span text:style-name="T74">nmod</text:span><text:span text:style-name="T17"> </text:span>nime laiendina – kas on <text:span text:style-name="T51">õige nmod (täiend) või peaks olema märgend </text:span><text:span text:style-name="T73">appos</text:span><text:span text:style-name="T51"> (lisand)</text:span></text:p>
      <text:p text:style-name="P73">Põhierinevus eesti traditsioonilisest lisandikäsitlusest on see, et fraasis ’direktor Karl Kask’ on eesti tradistioonis direktor lisand, UD-s aga vastupidi: direktor on põhi, Karl lisand (märgendiga <text:span text:style-name="T61">appos</text:span>) ja Kask nime osa (märgendiga <text:span text:style-name="T61">fla</text:span>t, <text:span text:style-name="T101">ülemus Karl</text:span>).</text:p>
      <text:p text:style-name="P74"><text:span text:style-name="T51">NB: </text:span><text:span text:style-name="T61">appos</text:span> saab o<text:span text:style-name="T51">ma peasõnale ainult järgneda, mitte eelneda. </text:span><text:span text:style-name="T73">appos</text:span><text:span text:style-name="T51"> kasutusnäiteid vt ka UD dokumentatsioonist.</text:span></text:p>
      <text:p text:style-name="P77">Eelnevaga seostu<text:span text:style-name="T101">v</text:span> <text:span text:style-name="T74">appos </text:span>kontroll: k<text:span text:style-name="T87">õik </text:span><text:span text:style-name="T62">appos </text:span><text:span text:style-name="T87">märgendid tuleb üle kontrollida,sellele viitab ManualCheck=Appos</text:span></text:p>
      <text:p text:style-name="P8"><text:span text:style-name="T18">Sõnaliiki </text:span><text:span text:style-name="T17">AUX </text:span><text:span text:style-name="T79">kuuluv sõna</text:span>, millel on alluvad. Neid ei tohi olla. </text:p>
      <text:p text:style-name="P8"><text:soft-page-break/>AUX on nii modaalverb, <text:span text:style-name="T25">olema </text:span>liitaegades kui <text:span text:style-name="T25">ei</text:span> verbi eitavas vormis. <text:span text:style-name="T51">Kui verbile allub mitu AUXi, peavad nad rippuma verbi küljes põõsana, mitte ahelana</text:span>: <text:span text:style-name="T25">ei(</text:span><text:span text:style-name="T66">AUX</text:span><text:span text:style-name="T58">; ülemus: teinud</text:span><text:span text:style-name="T25">) ole</text:span><text:span text:style-name="T52">(</text:span><text:span text:style-name="T56">AUX</text:span><text:span text:style-name="T52">: ülemus:teinud)</text:span><text:span text:style-name="T25"> teinud</text:span></text:p>
      <text:p text:style-name="P75"><text:span text:style-name="T84">Koopulalause puhul </text:span><text:span text:style-name="T85">peavad </text:span><text:span text:style-name="T84">kõik olema-verbi tegelikud laiendid </text:span><text:span text:style-name="T85">olema </text:span><text:span text:style-name="T84">selle osalause mitte-verbilise juurtipu küljes: </text:span><text:span text:style-name="T83">Möödunud aastal ei olevat suve üldse olnud.</text:span><text:span text:style-name="T82"> - lause juurtipp on </text:span><text:span text:style-name="T83">aastal</text:span><text:span text:style-name="T82"> ning talle alluvad </text:span><text:span text:style-name="T83">ei,</text:span><text:span text:style-name="T82"> </text:span><text:span text:style-name="T83">olevat, üldse, olnud; möödunud </text:span><text:span text:style-name="T82">muidugi ka</text:span></text:p>
      <text:p text:style-name="P17">ManualCheck=Appos</text:p>
      <text:p text:style-name="P3"/>
      <text:p text:style-name="P9">ToDo</text:p>
      <text:p text:style-name="P2"><text:span text:style-name="T17">nmod </text:span>– kontrollida, kas on <text:span text:style-name="T61">nmod</text:span> või <text:span text:style-name="T51">peaks olema </text:span><text:span text:style-name="T61">obl</text:span>. <text:span text:style-name="T63">nmod</text:span><text:span text:style-name="T21"> on nimisõna laiend, st täiend. </text:span><text:span text:style-name="T63">obl</text:span><text:span text:style-name="T21"> on verbi, adverbi või adjektiivi laiend, st eesti tradistiooni määrus. UD V1-s seda polnud. Lähemalt vt </text:span><text:a xlink:type="simple" xlink:href="http://universaldependencies.org/u/dep/obl.html" text:style-name="Internet_20_link" text:visited-style-name="Visited_20_Internet_20_Link"><text:span text:style-name="T21">http://universaldependencies.org/u/dep/obl.html</text:span></text:a><text:span text:style-name="T21"> </text:span></text:p>
      <text:p text:style-name="P18">Kui <text:span text:style-name="T60">tegelik </text:span>verbi laiend koopulastruktuuris käib nimisõna külge (sest koopulal alluvaid olla ei tohi), <text:s/>siis on ta <text:span text:style-name="T72">i</text:span><text:span text:style-name="T23">kkagi</text:span><text:span text:style-name="T72"> obl.</text:span></text:p>
      <text:p text:style-name="P18"><text:span text:style-name="T60">nt </text:span><text:span text:style-name="T27">Ta on sel aastal maal külavanemaks </text:span><text:span text:style-name="T60">on </text:span><text:span text:style-name="T27">aastal </text:span><text:span text:style-name="T60">ja </text:span><text:span text:style-name="T27">maal </text:span><text:span text:style-name="T65">obl</text:span><text:span text:style-name="T60">, sest nende kuigi nende formaalne ülemus on </text:span><text:span text:style-name="T27">külavanemaks, </text:span><text:span text:style-name="T56">on nad sisuliselt ikkagi olema-verbi laiendid. </text:span><text:span text:style-name="T39">sel</text:span><text:span text:style-name="T57"> on aastal täiend ja tema märgend on ikka nmod.</text:span></text:p>
      <text:p text:style-name="P13"/>
      <text:p text:style-name="P13"><text:span text:style-name="T86">On veel mõned erijuhud. </text:span><text:span text:style-name="T25">teisel pool kappi</text:span>: <text:span text:style-name="T86">on praeguse seisuga märgendatud nii</text:span>, et nii <text:span text:style-name="T25">teisel </text:span>kui <text:span text:style-name="T25">pool</text:span> mõlemad alluvad <text:span text:style-name="T25">kapile</text:span>; <text:span text:style-name="T25">pool</text:span> kui <text:span text:style-name="T61">case</text:span> ja <text:span text:style-name="T25">teisel</text:span> kui <text:span text:style-name="T61">nmod</text:span> <text:span text:style-name="T86">(kuigi </text:span><text:span text:style-name="T28">teisel</text:span><text:span text:style-name="T86"> „päris” ülemus peaks olema </text:span><text:span text:style-name="T28">poo</text:span><text:span text:style-name="T86">l)</text:span></text:p>
      <text:p text:style-name="P9"/>
      <text:p text:style-name="P1"><text:span text:style-name="T17">punct-in-coord</text:span> ja <text:span text:style-name="T17">cc-in-coord</text:span> – kas punktuatsiooni ülemus on määratud nagu siin <text:a xlink:type="simple" xlink:href="http://universaldependencies.org/u/dep/punct.html" text:style-name="Internet_20_link" text:visited-style-name="Visited_20_Internet_20_Link">http://universaldependencies.org/u/dep/punct.html</text:a> nõutud ja kas koordineeriva konjunktsiooni (<text:span text:style-name="T61">cc</text:span>) ülemus on määratud nagu siin <text:a xlink:type="simple" xlink:href="http://universaldependencies.org/u/dep/cc.html" text:style-name="Internet_20_link" text:visited-style-name="Visited_20_Internet_20_Link">http://universaldependencies.org/u/dep/cc.html</text:a> nõutud.</text:p>
      <text:p text:style-name="P49"><text:span text:style-name="T102">NB! </text:span><text:span text:style-name="T61">cc</text:span> ja punct ülemuse määramisel jälgida seda, et kaared ei ristuks.</text:p>
      <text:p text:style-name="P50">NB! Praegu on Annotatrixis bug, mille tõttu ta näitab punasena kaari, mis viivad punktuatsioonimärgi juurde, mis asub oma ülemusest eespoole. Programmi autorid lubasid selle ära parandada.</text:p>
      <text:p text:style-name="P53"><text:span text:style-name="T19">c</text:span><text:span text:style-name="T17">c-without-conj </text:span></text:p>
      <text:p text:style-name="P53"><text:span text:style-name="T102">See veateade näitab, et </text:span>koordineeriv sidend on, aga konjunkti ei järgne või <text:span text:style-name="T61">cc </text:span>(coordinating conjunct) ei allu sellele konjunktile. Tavalisim viga on see, et sidendi ülemus on vale. Sel juhul tasub vaadata ka selle sidendi ees olevat koma, et kas tema ülemus on õige.</text:p>
      <text:p text:style-name="P12"/>
      <text:p text:style-name="P12">Mitmeosalised pärisnimed</text:p>
      <text:p text:style-name="P72">veateate märgendit ei ole ja kuna teisendusskriptiga ei õnnestunud pärisnimede kogu variatiivsust hallata, siis tuleb kõik mitmesõnalised pärisnimed üle kontrollida. Sisuliselt üle vaadata kõik PROPN sõnaliigi märgendiga read.</text:p>
      <text:p text:style-name="P50">Mitmeosalise pärisnime puhul on kaks <text:span text:style-name="T88">süntaktilise struktuuri väljendamise </text:span>võimalust:</text:p>
      <text:p text:style-name="P50">1. isikunimi ja võõrkeelsed või muud <text:span text:style-name="T89">(eesti keele seisukohalt) </text:span>sisemise süntaktilise struktuurita nimed: ülemus on esimene komponent, ülejäänu<text:span text:style-name="T102">d</text:span> on selle esimese komponendi küljes suhtega <text:span text:style-name="T61">flat</text:span></text:p>
      <text:p text:style-name="P80">Siin elas Ferdinand <text:span text:style-name="T64">(nsubj-&gt;elas)</text:span> Johann <text:span text:style-name="T64">(flat-&gt;Ferdinand)</text:span> Wiedemann <text:span text:style-name="T64">(flat-&gt;Ferdinand)</text:span></text:p>
      <text:p text:style-name="P23"><text:span text:style-name="T52">Sama: </text:span><text:span text:style-name="T89">International Jugglers Association, Baker Street</text:span><text:span text:style-name="T53"> jm</text:span></text:p>
      <text:p text:style-name="P50">2. Nimeüksus on eestikeelne fraas: märgendatakse nagu tavalist fraasi, säilib tema süntaktiline struktuur, <text:span text:style-name="T88">nt </text:span><text:span text:style-name="T29">Tartu Ülikool, </text:span><text:span text:style-name="T4">Suur Siiditee, Makedoonia Aleksander, Hansa Liit, </text:span><text:span text:style-name="T5">Hiina Rahvavabariik </text:span><text:span text:style-name="T1"><text:s text:c="2"/>- </text:span><text:span text:style-name="T2">esimene komponent on </text:span><text:span text:style-name="T11">nmod </text:span><text:span text:style-name="T1">(sest sõnaliik o</text:span><text:span text:style-name="T3">n</text:span><text:span text:style-name="T1"> PROPN).</text:span></text:p>
      <text:p text:style-name="P29"><text:span text:style-name="T89">Ka </text:span>Vargamäe Andres – Vargamäe <text:span text:style-name="T89">on </text:span><text:span text:style-name="T61">nmod</text:span></text:p>
      <text:p text:style-name="P32">NB! Kui muudad nime peasõna, siis tuleb ka täiendi<text:span text:style-name="T75">d jm ümber tõsta, flatil alluvaid ei tohi olla.</text:span></text:p>
      <text:p text:style-name="P90"/>
      <text:p text:style-name="P14"/>
      <text:p text:style-name="P14"/>
      <text:p text:style-name="P19"><text:soft-page-break/>SEDA <text:span text:style-name="T103">PRAEGU E</text:span>I TEE </text:p>
      <text:p text:style-name="P14">Asesõnad, mille UD sõnalii<text:span text:style-name="T22">k on <text:s/></text:span><text:span text:style-name="T14">milles on ADJ\s*P, ehk siis puudepangas asesõna, meil ADJ. </text:span><text:span text:style-name="T15">Valdavalt tuleb nad ümber liigitada sõnaliigiliselt PRON-ks ja muuta ka süntaktilist funktsiooni nmod-ks või (enamasti) det-ks.</text:span></text:p>
      <text:p text:style-name="P16"><text:span text:style-name="T15">T</text:span><text:span text:style-name="T13">äiendina on alati det järgmised sõnad: </text:span></text:p>
      <text:p text:style-name="P15"><text:span text:style-name="T102">a</text:span>sesõna terve – <text:span text:style-name="T16">kas ta on kasutusel asesõna (ja süntaktiliselt määratlejana) või omadussõnana. </text:span></text:p>
      <text:p text:style-name="P33"><text:span text:style-name="T92">t</text:span><text:span text:style-name="T91">erve ja kogu: </text:span><text:span text:style-name="T78">kui nad on </text:span><text:span text:style-name="T67">det </text:span><text:span text:style-name="T78">funktsioonis, siis muuta sõnaliik PRON, kustutada </text:span><text:span text:style-name="T80">morfoloogiline märgend </text:span><text:span text:style-name="T78"><text:s/></text:span><text:span text:style-name="T67">Degree</text:span><text:span text:style-name="T78"> ja lisada</text:span><text:span text:style-name="T67"> PronType=Tot</text:span></text:p>
      <text:p text:style-name="P30">sama – kas ta on asesõna (ja siis süntaktiliselt det) või määrsõna:</text:p>
      <text:p text:style-name="P31">asesõna: <text:span text:style-name="T25">Mul oli alguses sama küsimus</text:span></text:p>
      <text:p text:style-name="P31">Määrsõna: <text:span text:style-name="T25">See on sama hea</text:span></text:p>
      <text:p text:style-name="P27"/>
      <text:p text:style-name="P83">Üksikjuhte.</text:p>
      <text:p text:style-name="P84"><text:span text:style-name="T30">k</text:span><text:span text:style-name="T25">eegi teine - keegi</text:span> <text:span text:style-name="T89">on </text:span><text:span text:style-name="T61">det</text:span></text:p>
      <text:p text:style-name="P83"><text:span text:style-name="T25">kõik see</text:span> – <text:span text:style-name="T25">kõik </text:span>on <text:span text:style-name="T61">det</text:span></text:p>
      <text:p text:style-name="P83"><text:span text:style-name="T25">see kõik –</text:span> <text:span text:style-name="T25">see</text:span> on <text:span text:style-name="T61">det</text:span></text:p>
      <text:p text:style-name="P83"><text:span text:style-name="T25">kõik need asja</text:span>d – nii <text:span text:style-name="T25">kõik</text:span> kui <text:span text:style-name="T25">need </text:span>on <text:span text:style-name="T61">det </text:span>ja mõlema ülemus on <text:span text:style-name="T25">asjad</text:span></text:p>
      <text:p text:style-name="P26"><text:span text:style-name="T25">missugune neist – missugune </text:span><text:span text:style-name="T93">on põhi ja</text:span><text:span text:style-name="T25"> neist</text:span><text:span text:style-name="T93"> on</text:span><text:span text:style-name="T25"> </text:span><text:span text:style-name="T68">nmod</text:span></text:p>
      <text:p text:style-name="P28"><text:span text:style-name="T25">Meis kõigis on nii </text:span><text:span text:style-name="T93">– praegu on</text:span><text:span text:style-name="T25"> meis </text:span><text:span text:style-name="T93">ruut ja</text:span><text:span text:style-name="T25"> kõigis</text:span><text:span text:style-name="T71"> det</text:span></text:p>
      <text:p text:style-name="P6"/>
      <text:p text:style-name="P20">Mõttega tuleb vaadata see ja nad omastavas, sest võib juhtuda, et see on ekslikult nmodi asemel detiks analüüsitud.</text:p>
      <text:p text:style-name="P20"/>
      <text:p text:style-name="P19">Siin lõpeb osa ’SEDA PRAEGU EI TEE’</text:p>
      <text:p text:style-name="P6"/>
      <text:p text:style-name="P22"><text:span text:style-name="T10">K</text:span><text:span text:style-name="T9">aassõnad</text:span><text:span text:style-name="T6">, mille </text:span><text:span text:style-name="T7">süntaktiline märgend</text:span><text:span text:style-name="T6"> on muu kui </text:span><text:span text:style-name="T12">case</text:span><text:span text:style-name="T6"> . </text:span><text:span text:style-name="T8">Nad kas pole kaassõnad või on nende süntaktiline märgend vale.</text:span></text:p>
      <text:p text:style-name="P25"/>
      <text:p text:style-name="P51"><text:span text:style-name="T17">Koopulad</text:span> – kõige <text:span text:style-name="T90">aeganõudvam probleem</text:span></text:p>
      <text:p text:style-name="P52">UD versioonis <text:span text:style-name="T94">2.1 </text:span>tuleb kõik <text:span text:style-name="T25">olema</text:span>-laused märgendada koopulalausetena, v.a. </text:p>
      <text:p text:style-name="P52"><text:span text:style-name="T94">1) </text:span>need, kus on ainult <text:span text:style-name="T25">olema</text:span>-verb ja selle subjekt <text:span text:style-name="T94">(pluss selle täiendid); võib olla ka veel nn modaaladverb (</text:span><text:span text:style-name="T31">Raha ei ole ju, Raha küll ei ole</text:span><text:span text:style-name="T94">).</text:span></text:p>
      <text:p text:style-name="P52"><text:span text:style-name="T94">2) need, kus </text:span><text:span text:style-name="T31">olema</text:span><text:span text:style-name="T94">-verb on ühendverbi osa (talle allub sõna märgendiga </text:span><text:span text:style-name="T69">compound:prt</text:span><text:span text:style-name="T94">)</text:span></text:p>
      <text:p text:style-name="P44"><text:span text:style-name="T37">olema</text:span><text:span text:style-name="T98">-ga </text:span>ühendverbid paistavad olema:<text:span text:style-name="T25"> tarvis, vaja, alles, </text:span><text:span text:style-name="T37">üle olem</text:span><text:span text:style-name="T38">a</text:span></text:p>
      <text:p text:style-name="P7"><text:span text:style-name="T24">3) kui öeldistäide on da-infinitiiv (mis siis on </text:span><text:span text:style-name="T70">ccomp</text:span><text:span text:style-name="T24">)</text:span></text:p>
      <text:p text:style-name="P7"><text:span text:style-name="T24">4) mas-vormis alluvaga </text:span><text:span text:style-name="T26">olema</text:span><text:span text:style-name="T24"> , kus mõlemad osalised on sõnaliigiga VERB ja </text:span><text:span text:style-name="T26">olema</text:span><text:span text:style-name="T24"> on osalause juurtipp. (mitte </text:span><text:span text:style-name="T26">ta on söömas</text:span><text:span text:style-name="T24"> tüüp, aga </text:span><text:span text:style-name="T26">ta oli vette hüppamas </text:span><text:span text:style-name="T24">tüüp). Sagedasim selline konstruktsioon on </text:span><text:span text:style-name="T26">olemas olema.</text:span></text:p>
      <text:p text:style-name="P21"><text:span text:style-name="T25">mas</text:span>-vorm selles konstruktsioonis on <text:span text:style-name="T61">xcomp</text:span>.</text:p>
      <text:p text:style-name="P76"><text:span text:style-name="T24">5</text:span>) Lause koosneb küsisõnast süntak<text:span text:style-name="T99">t</text:span>ilise märgendiga <text:span text:style-name="T61">mark</text:span>, <text:span text:style-name="T25">olema-</text:span>verbist ja alusest:</text:p>
      <text:p text:style-name="P81">Kus on kirves?</text:p>
      <text:p text:style-name="P4"/>
      <text:p text:style-name="P5"><text:span text:style-name="T94">Ümbermärgendamist vajavad laused leiab otsides n</text:span>e<text:span text:style-name="T59">i</text:span>d <text:span text:style-name="T25">olema</text:span>-verb<text:span text:style-name="T59">e</text:span>, mille sõnaliik on VERB. </text:p>
      <text:p text:style-name="P88">Kui muuda<text:span text:style-name="T59">te</text:span> osalause ülemust, <text:span text:style-name="T59">tuleb üle </text:span>kontrolli<text:span text:style-name="T59">da</text:span> kõik, mis enne sellele <text:span text:style-name="T25">olema</text:span>-verbile allus, eriti sidesõnad ja kirjavahemärgid, <text:span text:style-name="T59">et need saaks tõstetud uue ülemuse külge. </text:span><text:s/><text:span text:style-name="T59">Selle tegemisel on sellest </text:span><text:span text:style-name="T105">Annotatrixi graafilisest esitusest tõesti kasu. Tuleb ära muuta </text:span><text:span text:style-name="T104">ka </text:span><text:span text:style-name="T47">olema</text:span><text:span text:style-name="T105"> </text:span><text:span text:style-name="T104">sõnaliik VERB -&gt; AUX</text:span></text:p>
      <text:p text:style-name="P86">kui olema-verbile allus nimisõnaline või asesõnaline laiend märgendiga <text:span text:style-name="T61">obl</text:span> <text:span text:style-name="T94">ja uus ülemus on nimisõna või nimisõnaline asesõna,</text:span> siis selle peab muutma märgendiks <text:span text:style-name="T61">nmod</text:span></text:p>
      <text:p text:style-name="P87"/>
      <text:p text:style-name="P10">Milline moodustaja saab koopulalauses ruuduks? Hierarhia on selline</text:p>
      <text:p text:style-name="P41">1. öeldistäitemäärus (<text:span text:style-name="T25">ta oli Valgas </text:span><text:span text:style-name="T41">õpetajaks</text:span>, <text:span text:style-name="T32">Hiinlased on teistsuguse </text:span><text:span text:style-name="T42">psühholoogiaga</text:span>)</text:p>
      <text:p text:style-name="P47"><text:soft-page-break/>2. öeldistäitesarnane määrsõna (<text:span text:style-name="T25">Kõik on </text:span><text:span text:style-name="T41">halvasti</text:span><text:span text:style-name="T25">, </text:span><text:span text:style-name="T33">Nad olid </text:span><text:span text:style-name="T43">kahekes</text:span><text:span text:style-name="T20">i; </text:span><text:span text:style-name="T46">Tal on klapid </text:span><text:span text:style-name="T45">peas</text:span>)</text:p>
      <text:p text:style-name="P48">ka: <text:span text:style-name="T25">tulemus oli </text:span><text:span text:style-name="T41">5%</text:span><text:span text:style-name="T25">.</text:span> <text:span text:style-name="T25">Tulemus oli üle viie </text:span><text:span text:style-name="T41">protsendi</text:span><text:span text:style-name="T25">. Aeg esimesel ringil oli </text:span><text:span text:style-name="T41">3:20</text:span><text:span text:style-name="T25">.</text:span></text:p>
      <text:p text:style-name="P41"><text:span text:style-name="T49">3</text:span>. omaja ja kogeja (<text:span text:style-name="T41">Tal</text:span><text:span text:style-name="T25"> oli kodus kass; </text:span><text:span text:style-name="T41">Tal</text:span><text:span text:style-name="T25"> oli kodus külm</text:span>)</text:p>
      <text:p text:style-name="P41"><text:span text:style-name="T49">4</text:span>. Koht (<text:span text:style-name="T25">Ta oli õhtul </text:span><text:span text:style-name="T41">kodus</text:span><text:span text:style-name="T25">;</text:span><text:span text:style-name="T52"> </text:span><text:span text:style-name="T54">ka </text:span><text:span text:style-name="T32">Ta oli õhtul õnnetuna </text:span><text:span text:style-name="T55">kodu</text:span><text:span text:style-name="T32">s</text:span><text:span text:style-name="T49">)</text:span></text:p>
      <text:p text:style-name="P41"><text:span text:style-name="T49">5</text:span>. <text:span text:style-name="T49">Aeg </text:span>(<text:span text:style-name="T32">See oli möödunud </text:span><text:span text:style-name="T42">aastal</text:span>)</text:p>
      <text:p text:style-name="P85">6. Viis <text:span text:style-name="T95">(</text:span><text:span text:style-name="T34">See on </text:span><text:span text:style-name="T44">nii</text:span><text:span text:style-name="T34">, et ..., ka Sellega on </text:span><text:span text:style-name="T44">nii</text:span><text:span text:style-name="T34">, et...</text:span><text:span text:style-name="T95">)</text:span></text:p>
      <text:p text:style-name="P24"/>
      <text:p text:style-name="P89">Andrielale: Kõige halvemad on need nn välise omajaga laused (<text:span text:style-name="T25">Tal on klapid peas</text:span>). Ma pole kindel, kas otsus, et peas on ülemus, on õige.</text:p>
      <text:p text:style-name="P51"/>
      <text:p text:style-name="P51">Ja muidugi tekib siin palju kahtlasi kohti. <text:span text:style-name="T95">Olen siia kokku kogunud mõned märgendamisotsused:</text:span></text:p>
      <text:p text:style-name="P24">nagu oleks tal põrgukoerad kannul – <text:span text:style-name="T25">tal</text:span> <text:span text:style-name="T95">on juurtipp (root)</text:span></text:p>
      <text:p text:style-name="P34">mis neil viga on – <text:span text:style-name="T76">root on </text:span><text:span text:style-name="T35">neil</text:span></text:p>
      <text:p text:style-name="P35">olin magamata – panin <text:span text:style-name="T25">magamata</text:span> ruuduks</text:p>
      <text:p text:style-name="P36"><text:span text:style-name="T96">K</text:span>us on Madis – jätsin <text:span text:style-name="T25">on</text:span> ruuduks</text:p>
      <text:p text:style-name="P39">Kas võib olla veel kaunimat vaatepilti? - siin jätsin <text:span text:style-name="T25">olema</text:span> ruuduks.</text:p>
      <text:p text:style-name="P39">... <text:span text:style-name="T50">millel on sügavad juured – panin </text:span><text:span text:style-name="T33">milllel</text:span><text:span text:style-name="T50"> ruuduks. Sama: mille ümber kammimisel oli olnud suurem elektriväli</text:span></text:p>
      <text:p text:style-name="P37">Ainult siin on neid tunduvalt rohkem – panin <text:span text:style-name="T25">rohkem</text:span> ruuduks</text:p>
      <text:p text:style-name="P58">ega siis kannatusi palju pole – panin <text:span text:style-name="T25">palju</text:span> ruuduks</text:p>
      <text:p text:style-name="P38">ärkvel olles – <text:span text:style-name="T36">ärkvel</text:span><text:span text:style-name="T48"> on ülemus</text:span></text:p>
      <text:p text:style-name="P40">Mida seal varastada oli – jätsin <text:span text:style-name="T25">oli</text:span> ruuduks</text:p>
      <text:p text:style-name="P43">Kindlasti poleks olnud Euroopa ja Hiina vastandamist. - jätsin <text:span text:style-name="T25">ol</text:span><text:span text:style-name="T37">nud</text:span> ruuduks.</text:p>
      <text:p text:style-name="P45">No on ju sama trepp – jätsin <text:span text:style-name="T37">on</text:span> ruuduks</text:p>
      <text:p text:style-name="P45">nii ei saa lihtsalt olla – panin <text:span text:style-name="T25">nii</text:span> ruuduks</text:p>
      <text:p text:style-name="P54">miks see nii on – panin <text:span text:style-name="T25">nii </text:span>ruuduks</text:p>
      <text:p text:style-name="P57">Miks oli nii kindel tunne – <text:span text:style-name="T25">oli</text:span> jäi ruuduks</text:p>
      <text:p text:style-name="P56">või oli ta hoopis – jätsin <text:span text:style-name="T25">oli </text:span>ruuduks</text:p>
      <text:p text:style-name="P46">kas seal pole midagi sees – panin <text:span text:style-name="T25">sees</text:span> ruuduks </text:p>
      <text:p text:style-name="P59">Nagu polegi midagi teha – <text:span text:style-name="T25">polegi</text:span> jäi ruuduks</text:p>
      <text:p text:style-name="P42">Mina olin Hiinas teist korda – panin <text:span text:style-name="T25">korda</text:span> ruuduks</text:p>
      <text:p text:style-name="P55">eks need eesti rahad ole kõik nagu nad on - <text:span text:style-name="T25">ole</text:span> on ruut ja mõlemad <text:span text:style-name="T25">olema</text:span>d on verbid</text:p>
      <text:p text:style-name="P60">teiselt poolt ega mingeid poliittunde ka polnud – jätsin <text:span text:style-name="T25">polnud</text:span> ruuduks</text:p>
      <text:p text:style-name="P61">Meil oli siin E<text:span text:style-name="T100">e</text:span>stis palju aastaid nii – <text:span text:style-name="T106">ruut on </text:span><text:span text:style-name="T40">nii</text:span></text:p>
      <text:p text:style-name="P82"/>
      <text:p text:style-name="P43"/>
      <text:p text:style-name="P79"/>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t" fo:country="E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t" fo:country="E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7:19:27.425028911</meta:creation-date>
    <dc:date>2017-11-27T14:23:58.438716765</dc:date>
    <meta:editing-duration>P1DT20H1M31S</meta:editing-duration>
    <meta:editing-cycles>72</meta:editing-cycles>
    <meta:generator>LibreOffice/5.1.6.2$Linux_X86_64 LibreOffice_project/10m0$Build-2</meta:generator>
    <meta:document-statistic meta:table-count="0" meta:image-count="0" meta:object-count="0" meta:page-count="4" meta:paragraph-count="107" meta:word-count="1561" meta:character-count="10862" meta:non-whitespace-character-count="9357"/>
  </office:meta>
</office:document-meta>
</file>